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ource Sans Pro" svg:font-family="'Source Sans Pro',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bold" officeooo:paragraph-rsid="000d930a" style:font-weight-asian="bold" style:font-weight-complex="bold"/>
    </style:style>
    <style:style style:name="P3" style:family="paragraph" style:parent-style-name="Text_20_body">
      <style:text-properties fo:font-weight="bold" officeooo:paragraph-rsid="0010cc08" style:font-weight-asian="bold" style:font-weight-complex="bold"/>
    </style:style>
    <style:style style:name="P4" style:family="paragraph" style:parent-style-name="Text_20_body">
      <style:text-properties officeooo:paragraph-rsid="000cb9a2"/>
    </style:style>
    <style:style style:name="P5" style:family="paragraph" style:parent-style-name="Text_20_body">
      <style:text-properties officeooo:paragraph-rsid="000d930a"/>
    </style:style>
    <style:style style:name="P6" style:family="paragraph" style:parent-style-name="Text_20_body">
      <style:text-properties fo:font-weight="normal" officeooo:paragraph-rsid="000f28ab" style:font-weight-asian="normal" style:font-weight-complex="normal"/>
    </style:style>
    <style:style style:name="P7" style:family="paragraph" style:parent-style-name="Text_20_body">
      <style:text-properties fo:font-weight="normal" officeooo:rsid="0010cc08" officeooo:paragraph-rsid="0010cc08" style:font-weight-asian="normal" style:font-weight-complex="normal"/>
    </style:style>
    <style:style style:name="P8" style:family="paragraph" style:parent-style-name="Text_20_body">
      <style:text-properties fo:font-weight="normal" officeooo:paragraph-rsid="0010cc08" style:font-weight-asian="normal" style:font-weight-complex="normal"/>
    </style:style>
    <style:style style:name="P9" style:family="paragraph" style:parent-style-name="Text_20_body">
      <style:text-properties officeooo:paragraph-rsid="0010cc08"/>
    </style:style>
    <style:style style:name="P10" style:family="paragraph" style:parent-style-name="Text_20_body">
      <style:text-properties fo:font-weight="bold" officeooo:paragraph-rsid="0010cc08" style:font-weight-asian="bold" style:font-weight-complex="bold"/>
    </style:style>
    <style:style style:name="P11" style:family="paragraph" style:parent-style-name="Text_20_body">
      <style:text-properties fo:font-weight="bold" officeooo:paragraph-rsid="001b09a8" style:font-weight-asian="bold" style:font-weight-complex="bold"/>
    </style:style>
    <style:style style:name="P12" style:family="paragraph" style:parent-style-name="Text_20_body">
      <style:text-properties officeooo:paragraph-rsid="0010cc08"/>
    </style:style>
    <style:style style:name="P13" style:family="paragraph" style:parent-style-name="Text_20_body">
      <style:text-properties fo:font-weight="normal" officeooo:paragraph-rsid="0010cc08" style:font-weight-asian="normal" style:font-weight-complex="normal"/>
    </style:style>
    <style:style style:name="P14" style:family="paragraph" style:parent-style-name="Text_20_body">
      <style:text-properties fo:font-weight="normal" officeooo:paragraph-rsid="001b09a8" style:font-weight-asian="normal" style:font-weight-complex="normal"/>
    </style:style>
    <style:style style:name="P15" style:family="paragraph" style:parent-style-name="Text_20_body">
      <style:text-properties fo:font-weight="normal" officeooo:paragraph-rsid="0027f54d" style:font-weight-asian="normal" style:font-weight-complex="normal"/>
    </style:style>
    <style:style style:name="P16" style:family="paragraph" style:parent-style-name="Text_20_body">
      <style:text-properties officeooo:paragraph-rsid="0013bb3e"/>
    </style:style>
    <style:style style:name="P17" style:family="paragraph" style:parent-style-name="Text_20_body">
      <style:text-properties officeooo:rsid="00159ba4" officeooo:paragraph-rsid="00159ba4"/>
    </style:style>
    <style:style style:name="P18" style:family="paragraph" style:parent-style-name="Text_20_body">
      <style:text-properties officeooo:paragraph-rsid="00159ba4"/>
    </style:style>
    <style:style style:name="P19" style:family="paragraph" style:parent-style-name="Text_20_body">
      <style:text-properties officeooo:rsid="001b09a8" officeooo:paragraph-rsid="001b09a8"/>
    </style:style>
    <style:style style:name="P20" style:family="paragraph" style:parent-style-name="Text_20_body">
      <style:text-properties officeooo:paragraph-rsid="001d5103"/>
    </style:style>
    <style:style style:name="P21" style:family="paragraph" style:parent-style-name="Text_20_body">
      <style:text-properties officeooo:paragraph-rsid="001b09a8"/>
    </style:style>
    <style:style style:name="P22" style:family="paragraph" style:parent-style-name="Text_20_body">
      <style:text-properties officeooo:paragraph-rsid="00201133"/>
    </style:style>
    <style:style style:name="P23" style:family="paragraph" style:parent-style-name="Text_20_body">
      <style:text-properties officeooo:paragraph-rsid="002469e0"/>
    </style:style>
    <style:style style:name="P24" style:family="paragraph" style:parent-style-name="Text_20_body">
      <style:text-properties officeooo:paragraph-rsid="0027f54d"/>
    </style:style>
    <style:style style:name="T1" style:family="text">
      <style:text-properties fo:font-weight="normal" style:font-weight-asian="normal" style:font-weight-complex="normal"/>
    </style:style>
    <style:style style:name="T2" style:family="text">
      <style:text-properties fo:font-weight="normal" officeooo:rsid="0010cc08" style:font-weight-asian="normal" style:font-weight-complex="normal"/>
    </style:style>
    <style:style style:name="T3" style:family="text">
      <style:text-properties fo:font-weight="bold" style:font-weight-asian="bold" style:font-weight-complex="bold"/>
    </style:style>
    <style:style style:name="T4" style:family="text">
      <style:text-properties officeooo:rsid="000d930a"/>
    </style:style>
    <style:style style:name="T5" style:family="text">
      <style:text-properties officeooo:rsid="00159ba4"/>
    </style:style>
    <style:style style:name="T6" style:family="text">
      <style:text-properties officeooo:rsid="0017e392"/>
    </style:style>
    <style:style style:name="T7" style:family="text">
      <style:text-properties officeooo:rsid="001909af"/>
    </style:style>
    <style:style style:name="T8" style:family="text">
      <style:text-properties officeooo:rsid="001b09a8"/>
    </style:style>
    <style:style style:name="T9" style:family="text">
      <style:text-properties officeooo:rsid="001d5103"/>
    </style:style>
    <style:style style:name="T10" style:family="text">
      <style:text-properties fo:background-color="#fff200" loext:char-shading-value="0"/>
    </style:style>
    <style:style style:name="T11" style:family="text">
      <style:text-properties fo:background-color="#fff2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3">Olivola, C. Y., Eubanks, D. L., &amp; Lovelace, J. B. (2014). The many (distinctive) faces of leadership: inferring leadership domain from facial appearance. </text:span><text:span text:style-name="Emphasis"><text:span text:style-name="T3">The Leadership Quarterly</text:span></text:span><text:span text:style-name="T3">, 25(5), 817-834. doi:10.1016/j.leaqua.2014.06.002</text:span></text:p>
      <text:p text:style-name="Text_20_body"><text:a xlink:type="simple" xlink:href="https://www.sciencedirect.com/science/article/pii/S1048984314000617" text:style-name="Internet_20_link" text:visited-style-name="Visited_20_Internet_20_Link">https://www.sciencedirect.com/science/article/pii/S1048984314000617</text:a></text:p>
      <text:p text:style-name="Text_20_body"/>
      <text:p text:style-name="Text_20_body">-498 samples</text:p>
      <text:p text:style-name="Text_20_body"/>
      <text:p text:style-name="Text_20_body">Correlation between facial characteristics and success</text:p>
      <text:p text:style-name="Text_20_body"/>
      <text:p text:style-name="Text_20_body">Can leadership domain be inferred from faces? We find that human judges can identify business, military, and sports leaders (but not political leaders) from their faces with above-chance accuracy</text:p>
      <text:p text:style-name="Text_20_body"/>
      <text:p text:style-name="Text_20_body">Understanding the factors that predict leader selection is clearly important</text:p>
      <text:p text:style-name="Text_20_body"/>
      <text:p text:style-name="Text_20_body">Therefore, organizations and their members should have strong incentives to identify and select effective leaders within their domain, namely by relying on objective indicators of leadership quality.</text:p>
      <text:p text:style-name="Text_20_body"/>
      <text:p text:style-name="Text_20_body"/>
      <text:p text:style-name="Text_20_body">A large and growing literature shows that facial appearances predict success in reaching prestigious leadership positions (<text:a xlink:type="simple" xlink:href="https://www.sciencedirect.com/science/article/pii/S1048984314000617#bb0020" office:name="bbb0020" text:style-name="Internet_20_link" text:visited-style-name="Visited_20_Internet_20_Link">Antonakis and Jacquart, 2013</text:a>, <text:a xlink:type="simple" xlink:href="https://www.sciencedirect.com/science/article/pii/S1048984314000617#bb0225" office:name="bbb0225" text:style-name="Internet_20_link" text:visited-style-name="Visited_20_Internet_20_Link">Olivola and Todorov, 2010a</text:a>). </text:p>
      <text:p text:style-name="Text_20_body"/>
      <text:p text:style-name="Text_20_body">In the domain of politics, numerous studies have found that more competent-looking political candidates garner larger vote shares (e.g., <text:a xlink:type="simple" xlink:href="https://www.sciencedirect.com/science/article/pii/S1048984314000617#bb0015" office:name="bbb0015" text:style-name="Internet_20_link" text:visited-style-name="Visited_20_Internet_20_Link">Antonakis and Dalgas, 2009</text:a>, <text:a xlink:type="simple" xlink:href="https://www.sciencedirect.com/science/article/pii/S1048984314000617#bb0035" office:name="bbb0035" text:style-name="Internet_20_link" text:visited-style-name="Visited_20_Internet_20_Link">Ballew and Todorov, 2007</text:a>, <text:a xlink:type="simple" xlink:href="https://www.sciencedirect.com/science/article/pii/S1048984314000617#bb0250" office:name="bbb0250" text:style-name="Internet_20_link" text:visited-style-name="Visited_20_Internet_20_Link">Poutvaara et al., 2009</text:a> Voters also seem to favor more attractive candidates (<text:a xlink:type="simple" xlink:href="https://www.sciencedirect.com/science/article/pii/S1048984314000617#bb0045" office:name="bbb0045" text:style-name="Internet_20_link" text:visited-style-name="Visited_20_Internet_20_Link">Berggren et al., 2010</text:a>, <text:a xlink:type="simple" xlink:href="https://www.sciencedirect.com/science/article/pii/S1048984314000617#bb0095" office:name="bbb0095" text:style-name="Internet_20_link" text:visited-style-name="Visited_20_Internet_20_Link">Efran and Patterson, 1974</text:a>) and those who look stereotypically like members of their preferred political party (<text:a xlink:type="simple" xlink:href="https://www.sciencedirect.com/science/article/pii/S1048984314000617#bb0220" office:name="bbb0220" text:style-name="Internet_20_link" text:visited-style-name="Visited_20_Internet_20_Link">Olivola, Sussman, Tsetsos, Kang, &amp; Todorov, 2012</text:a>). </text:p>
      <text:p text:style-name="Text_20_body"/>
      <text:p text:style-name="Text_20_body">Similarly, in the domain of business, studies have found that CEOs who possess certain facial features command higher salaries and are hired by more successful companies (<text:a xlink:type="simple" xlink:href="https://www.sciencedirect.com/science/article/pii/S1048984314000617#bb0120" office:name="bbb0120" text:style-name="Internet_20_link" text:visited-style-name="Visited_20_Internet_20_Link">Graham et al., 2014</text:a>, <text:a xlink:type="simple" xlink:href="https://www.sciencedirect.com/science/article/pii/S1048984314000617#bb0125" office:name="bbb0125" text:style-name="Internet_20_link" text:visited-style-name="Visited_20_Internet_20_Link">Harms et al., 2012</text:a>, <text:a xlink:type="simple" xlink:href="https://www.sciencedirect.com/science/article/pii/S1048984314000617#bb0170" office:name="bbb0170" text:style-name="Internet_20_link" text:visited-style-name="Visited_20_Internet_20_Link">Livingston and Pearce, 2009</text:a>, <text:a xlink:type="simple" xlink:href="https://www.sciencedirect.com/science/article/pii/S1048984314000617#bb0235" office:name="bbb0235" text:style-name="Internet_20_link" text:visited-style-name="Visited_20_Internet_20_Link">Pfann et al., 2000</text:a>, <text:a xlink:type="simple" xlink:href="https://www.sciencedirect.com/science/article/pii/S1048984314000617#bb0260" office:name="bbb0260" text:style-name="Internet_20_link" text:visited-style-name="Visited_20_Internet_20_Link">Rule and Ambady, 2008</text:a>, <text:a xlink:type="simple" xlink:href="https://www.sciencedirect.com/science/article/pii/S1048984314000617#bb0305" office:name="bbb0305" text:style-name="Internet_20_link" text:visited-style-name="Visited_20_Internet_20_Link">Wong et al., 2011</text:a>). </text:p>
      <text:p text:style-name="Text_20_body">And in the military domain, facial dominance was found to predict military rank (<text:a xlink:type="simple" xlink:href="https://www.sciencedirect.com/science/article/pii/S1048984314000617#bb0190" office:name="bbb0190" text:style-name="Internet_20_link" text:visited-style-name="Visited_20_Internet_20_Link">Mazur et al., 1984</text:a>, <text:a xlink:type="simple" xlink:href="https://www.sciencedirect.com/science/article/pii/S1048984314000617#bb0195" office:name="bbb0195" text:style-name="Internet_20_link" text:visited-style-name="Visited_20_Internet_20_Link">Mueller and Mazur, 1996</text:a>, <text:a xlink:type="simple" xlink:href="https://www.sciencedirect.com/science/article/pii/S1048984314000617#bb0200" office:name="bbb0200" text:style-name="Internet_20_link" text:visited-style-name="Visited_20_Internet_20_Link">Mueller and Mazur, 1997</text:a>; although see <text:a xlink:type="simple" xlink:href="https://www.sciencedirect.com/science/article/pii/S1048984314000617#bb0175" office:name="bbb0175" text:style-name="Internet_20_link" text:visited-style-name="Visited_20_Internet_20_Link">Loehr &amp; O'Hara, 2013</text:a>, for evidence that facial morphological correlates of dominance and aggression negatively predict military rank).</text:p>
      <text:p text:style-name="Text_20_body"/>
      <text:p text:style-name="Text_20_body"><text:soft-page-break/></text:p>
      <text:p text:style-name="Text_20_body"/>
      <text:p text:style-name="Text_20_body">are certain (visible) facial features associated with being a leader in one domain rather than another? </text:p>
      <text:p text:style-name="Text_20_body"/>
      <text:p text:style-name="Text_20_body">can people discriminate between leaders in one domain (e.g., military leaders) and those in another (e.g., business leaders), just by looking at their faces? </text:p>
      <text:p text:style-name="Text_20_body"/>
      <text:p text:style-name="Text_20_body">If leaders in a particular domain share facial features that distinguish them from leaders in other domains, this suggests that domain-specific facial stereotypes may also influence the leadership selection process, above-and-beyond facial cues that are broadly associated with leadership success across several domains (e.g., attractiveness and facial competence). </text:p>
      <text:p text:style-name="Text_20_body"/>
      <text:p text:style-name="Text_20_body">1. we determine whether people can accurately judge leadership domain from facial cues</text:p>
      <text:p text:style-name="Text_20_body"/>
      <text:p text:style-name="Text_20_body">This leaves facial physiognomy (the shape of a person's face) and subtle facial expressions, as the most likely sources of inference.</text:p>
      <text:p text:style-name="Text_20_body"/>
      <text:p text:style-name="Text_20_body">Taken together, these results suggest that people seem to associate military leadership with low warmth and high masculinity–maturity. They also seem to associate business and political leadership with competence, especially when compared to sports leaders.</text:p>
      <text:p text:style-name="Text_20_body"/>
      <text:p text:style-name="Text_20_body">In particular, our results suggest that one could potentially distinguish military and sports leaders from business and political leaders by evaluating how warm and attractive they look (from their faces), since the former two types of leaders look less attractive and less warm than the latter two. Sports leaders could also be distinguished by the fact that they look less competent than business leaders, as well as more masculine and mature than the other types of leaders.</text:p>
      <text:p text:style-name="Text_20_body"/>
      <text:p text:style-name="Text_20_body">we also found that, whereas business, military, and sports leaders were distinguishable by their faces, political leaders (U.S. state Governors) were not.</text:p>
      <text:p text:style-name="Text_20_body"/>
      <text:p text:style-name="Text_20_body"/>
      <text:p text:style-name="Text_20_body"/>
      <text:p text:style-name="Text_20_body">uncontrollable: control for a number of possibly relevant cues, such as gender, ethnicity, clothing, hairstyle, facial hair, and glasses, age</text:p>
      <text:p text:style-name="Text_20_body"/>
      <text:p text:style-name="Text_20_body"/>
      <text:p text:style-name="P1"><text:soft-page-break/>Face Recognition: From Traditional to Deep Learning Methods</text:p>
      <text:p text:style-name="Text_20_body">Face recognition refers to the technology capable of identifying or verifying the identity of subjects in images or videos. The first face recognition algorithms were developed in the early seventies [1], [2].</text:p>
      <text:p text:style-name="Text_20_body"/>
      <text:p text:style-name="P4">Face recognition is one of the most challenging biometric modalities when deployed in unconstrained environments due to the high variability that face images present in the real world (these type of face images are commonly referred to as faces in-the-wild). Some of these variations include head poses, aging, occlusions, illumination conditions, and facial expressions. </text:p>
      <text:p text:style-name="P4"/>
      <text:p text:style-name="P4">Recently, traditional face recognition methods have been superseded by deep learning methods based on convolutional neural networks (CNNs). The main advantage of deep learning methods is that they can be trained with very large datasets to learn the best features to represent the data. The availability of faces in-the-wild on the web has allowed the collection of large-scale datasets of faces [9], [10], [11], [12], [13], [14], [15] containing real-world variations. </text:p>
      <text:p text:style-name="P4">CNN-based face recognition methods trained with these datasets have achieved very high accuracy as they are able to learn features that are robust to the real-world variations present in the face images used during training. </text:p>
      <text:p text:style-name="P4"/>
      <text:p text:style-name="P4">Face recognition systems are usually composed of the following building blocks: </text:p>
      <text:p text:style-name="P4">1) Face detection.</text:p>
      <text:p text:style-name="P4">A face detector finds the position of the faces in an image and (if any) returns the coordinates of a bounding box for each one of them.</text:p>
      <text:p text:style-name="P4">2) Face alignment.</text:p>
      <text:p text:style-name="P22">The goal of face alignment is to scale and crop face images in the same way using a set of reference points located at fixed locations in the image. </text:p>
      <text:p text:style-name="P22">This process typically requires finding a set of facial landmarks using a landmark detector and, in the case of a simple 2D alignment, finding the best affine transformation that fits the reference points. Figures 3b and 3c show two face images aligned using the same set of reference points.</text:p>
      <text:p text:style-name="P22"><text:s/>More complex 3D alignment algorithms (e.g. [16]) can also achieve face frontalisation, i.e. changing the pose of a face to frontal. </text:p>
      <text:p text:style-name="P4">3) Face representation.</text:p>
      <text:p text:style-name="P4">At the face representation stage, the pixel values of a face image are transformed into a compact and discriminative feature vector, also known as a template. Ideally, all the faces of a same subject should map to similar feature vectors. </text:p>
      <text:p text:style-name="P4">4) Face matching. In the face matching building block, two templates are compared to produce a similarity score that indicates the likelihood that they belong to the same subject.</text:p>
      <text:p text:style-name="P4"><text:soft-page-break/>Face representation is arguably the most important component of a face recognition system and the focus of the literature review in Section II.</text:p>
      <text:p text:style-name="P4">Apart from learning discriminative features, neural networks can reduce dimensionality and be trained as classifiers or using metric learning approaches. CNNs are considered end-to-end trainable systems that do not need to be combined with any other specific methods.</text:p>
      <text:p text:style-name="P5">CNN models for face recognition can be trained: <text:span text:style-name="T4">the </text:span>approach to learning face representation is to directly learn bottleneck features by optimising a distance metric between pairs of faces [100], [101] or triplets of faces [102].</text:p>
      <text:p text:style-name="P5"/>
      <text:p text:style-name="P5">More recently, <text:span text:style-name="T3">residual networks (ResNets)</text:span> [114] have become the preferred choice for many object recognition tasks, including face recognition [115], [116], [117], [118], [119], [120], [121]. The main novelty of ResNets is the introduction of a building block that uses a shortcut connection to learn a residual mapping, as shown in Figure 7. The use of shortcut connections allows the training of much deeper architectures as they facilitate the flow of information across layers. A thorough study of different CNN architectures was carried out in [121]. The best trade-off between accuracy, speed and model size was obtained with a 100-layer ResNet with a residual block similar to the one proposed in [122].</text:p>
      <text:p text:style-name="P5"/>
      <text:p text:style-name="P5">The choice of loss function for training CNN-based methods has been the most recent active area of research in face recognition. One of the most popular metric learning approaches for face recognition is the triplet loss function [128], first used in [102] for the face recognition task. The aim of the triplet loss is to separate the distance between positive pairs from the distance between negative pairs by a margin. More formally, for each triplet i the following condition needs to be satisfied [102]: where xa is an anchor image, xp is an image of the same subject, xn is an image of a different subject, f is a mapping learnt by a model and α is a margin that is enforced between positive and negative pairs.</text:p>
      <text:p text:style-name="P5"/>
      <text:p text:style-name="P2">Face Clustering: Representation and Pairwise Constraints</text:p>
      <text:p text:style-name="P6">Clustering face images according to their latent identity has two important applications: (i) grouping a collection of face images when no external labels are associated with images, and (ii) indexing for efficient large scale face retrieval. </text:p>
      <text:p text:style-name="P6">Cluster analysis is an important topic widely studied in pattern recognition, statistics and machine learning [26]. It is useful for exploratory analysis by a preliminary grouping of a collection of unlabeled data. Due to potentially large and unknown number of identities in many large scale face collections, it is useful to tag the face images with the labels obtained from clustering.</text:p>
      <text:p text:style-name="P6">in practice, high-level features generated by deep neural networks today can give quite robust representation</text:p>
      <text:p text:style-name="P6">The clustering problem is composed of two key parts: representation and similarity metric for face images, and choice of the partition algorithm. </text:p>
      <text:p text:style-name="P6"><text:soft-page-break/>Face clustering, like other clustering problems, attempts to partition data points into a number of groups based on their similarities or structure</text:p>
      <text:p text:style-name="P6"/>
      <text:p text:style-name="P6">k-means assumes that the data points of different classes are close to the centroids of the classes and spectral clustering [58] [59] aims at finding a balanced partition of the dataset. But in fact, the data could be distributed in arbitrary shapes, depending on the representation, and the sizes of different clusters in a large face image collection could be very unbalanced</text:p>
      <text:p text:style-name="P7"/>
      <text:p text:style-name="P7">Fig. 1: Face clustering workflow. A deep neural network is trained to generate the representations for aligned face images. Given the representation and a similarity measure, goal of clustering is to group these unlabeled face images according to their identity. In the semisupervised scenario, pairwise constraints are provided along with the unlabeled data. The red line here indicates a cannot-link pair and green lines indicate must-link pairs.</text:p>
      <text:p text:style-name="P9"><text:span text:style-name="T2">Pairwise F-measure. </text:span>Both compute a F-score, which is the harmonic mean of Precision and Recall. In Pairwise F-measure, Precision is defined as the fraction of pairs that are correctly clustered together over the total number of pairs that belong to the same class. Recall is defined as the fraction of pairs that are correctly clustered together over the total number of pairs that are in the same cluster. In other words, we are using the labels for all the 1 2N(N − 1) pairs in the dataset. Thus, we can define the True Positive Pairs (T P), False Positive Pairs (F P) and False Negative Pairs (F N). Then Precision and Recall can be calculated as:</text:p>
      <text:p text:style-name="P3">Clustering Millions of Faces by Identity</text:p>
      <text:p text:style-name="P8">In this work, we attempt to address the following problem: Given a large number of unlabeled face images, cluster them into the individual identities present in this data. We consider this a relevant problem in different application scenarios ranging from social media to law enforcement.</text:p>
      <text:p text:style-name="P8">Fig. 1: Given an unlabeled set of face images acquired e.g. from social media or in the course of a forensic investigation, we propose “clustering by identity” as a first step in exploring and understanding the dataset. Face images here belong to two individuals: George W. Bush (W) and George H.W. Bush (G).</text:p>
      <text:p text:style-name="P8"/>
      <text:p text:style-name="P9"><text:span text:style-name="T1">Additionally, we expect the number of images per individual to be unbalanced (some people may appear very often, others much less frequently), </text:span>which is challenging for e.g. clustering algorithms like k-means which tend to generate similar sized clusters. It can also be assumed that the quality of images in terms of pose, illumination, occlusion, etc. being considered is relatively low, since social media images, images taken at public events etc. are not generally captured in the most favorable conditions for face recognition.</text:p>
      <text:p text:style-name="P9"/>
      <text:p text:style-name="P9">The clustering problem, a tool for exploratory data analysis, has been well studied in pattern recognition, statistics, and machine learning literature (Jain [14] provides a survey). Less studied is the challenging problem of clustering face images, especially when both the number of images and the number of clusters are very large. An important consideration in clustering (and classifying) <text:soft-page-break/>face images is that since there is no universally agreed upon face representation or distance metric, <text:span text:style-name="T3">the clustering results depend not only on the choice of clustering algorithm, but also on the quality of the underlying face representation and metric. </text:span></text:p>
      <text:p text:style-name="P3"/>
      <text:p text:style-name="P9"><text:span text:style-name="T1">In evaluating clustering performance, since we use a pre-defined definition of “correct” clustering (clustering by identity), we can evaluate accuracy in terms of clusters corresponding to known identity labels. </text:span>we will use pairwise precision/recall since it can be computed efficiently. Pairwise precision is defined as the fraction of pairs of samples within a cluster (considering all possible pairs) which are of the same class (have the same identity), over the total number of samecluster pairs within the dataset. . In Figure 2, (A1, A2) is a matching pair, and (A1, B1) and (A2, B1) are mismatched pairs. Pairwise recall is defined as the fraction of pairs of samples within a class (considering all possible pairs) which are placed in the same cluster, over the total number of same-class pairs in the dataset. In Figure 2 (A1, A2) is a same class pair in the same cluster, while (A1, A3) and (A2, A3) are same-class pairs in different clusters. These measures capture two types of error, a clustering which places all samples as individual clusters will have high precision, but low recall, while a clustering which places all samples in the same cluster will have high recall, but low precision. The two numbers can be summarized using F-measure, defined as F = 2 × (P recision × Recall)/(Precision + Recall).</text:p>
      <text:p text:style-name="P9"/>
      <text:p text:style-name="P3">Joint Face Detection and Alignment using Multi-task Cascaded Convolutional Networks</text:p>
      <text:p text:style-name="P8"><text:span text:style-name="T11">Recently, convolutional neural networks (CNNs) achieve remarkable progresses in a variety of computer vision tasks, such as image classification [9] and face recognition [10].</text:span> I</text:p>
      <text:p text:style-name="P22">Face detection and alignment in unconstrained environment are challenging due to various poses, illuminations and occlusions. However, the large visual variations of faces, such as occlusions, large pose variations and extreme lightings, impose great challenges for these tasks in real world applications.</text:p>
      <text:p text:style-name="P22">we propose a deep cascaded multi-task framework which exploits the inherent correlation between them to boost up their performance. In particular, our framework adopts a cascaded structure with three stages of carefully designed deep convolutional networks that predict face and landmark location in a coarse-to-fine manner. </text:p>
      <text:p text:style-name="P23">The overall pipeline of our approach is shown in Fig. 1. Given an image, we initially resize it to different scales to build an image pyramid, which is the input of the following three-stage cascaded framework: <text:line-break/>Stage 1: We exploit a fully convolutional network[?], called Proposal Network (P-Net), to obtain the candidate windows and their bounding box regression vectors in a similar manner as [29]. Then we use the estimated bounding box regression vectors to calibrate the candidates. After that, we employ non-maximum suppression (NMS) to merge highly overlapped candidates.<text:line-break/>Stage 2: all candidates are fed to another CNN, called Refine Network (R-Net), which further rejects a large number of false candidates, performs calibration with bounding box regression, and NMS candidate merge.<text:line-break/>Stage 3: This stage is similar to the second stage, but in this stage we aim to describe the face in more details. In particular, the network will output five facial landmarks’ positions.</text:p>
      <text:p text:style-name="P23"><text:soft-page-break/>We leverage three tasks to train our CNN detectors: face/non-face classification, bounding box regression, and facial landmark localization. 2) Bounding box regression: For each candidate window, we predict the offset between it and the nearest ground truth (i.e., the bounding boxes’ left top, height, and width). The learning objective is formulated as a regression problem, and we employ the Euclidean loss for each sample : ‖ ̂ ‖ (2) where ̂ regression target obtained from the network and is the ground-truth coordinate. There are four coordinates, including left top, height and width, and thus . 3) Facial landmark localization: Similar to the bounding box regression task, facial landmark detection is formulated as a regression problem and we minimize the Euclidean loss: ‖ ̂ ‖ (3) where ̂ is the facial landmark’s coordinate obtained from the network and is the ground-truth coordinate. There are five facial landmarks, including left eye, right eye, nose, left mouth corner, and right mouth corner, and thus .</text:p>
      <text:p text:style-name="P22"/>
      <text:p text:style-name="P3">FaceNet: A Unified Embedding for Face Recognition and Clustering</text:p>
      <text:p text:style-name="P3"/>
      <text:p text:style-name="P8">directly learns a mapping from face images to a compact Euclidean space where distances directly correspond to a measure of face similarity. Once this space has been produced, tasks such as face recognition, verification and clustering can be easily implemented using standard techniques with FaceNet embeddings as feature vectors.</text:p>
      <text:p text:style-name="P8"/>
      <text:p text:style-name="P8">Our method uses a deep convolutional network trained to directly optimize the embedding itself, rather than an intermediate bottleneck layer as in previous deep learning approaches. To train, we use triplets of roughly aligned matching / non-matching face patches generated using a novel online triplet mining method.</text:p>
      <text:p text:style-name="P8"/>
      <text:p text:style-name="P9"><text:span text:style-name="T1">Our method is based on learning a Euclidean embedding per image using a deep convolutional network. The network is trained such that the squared L2 distances in the embedding space directly correspond to face similarity: </text:span>faces of the same person have small distances and faces of distinct people have large distances.</text:p>
      <text:p text:style-name="P16">Previous face recognition approaches based on deep networks use a classification layer [15, 17] trained over a set of known face identities and then take an intermediate bottle neck layer as a representation used to generalize recognition beyond the set of identities used in training. The downsides of this approach are its indirectness and its inefficiency: one has to hope that the bottleneck representation generalizes well to new faces; and by using a bottleneck layer the representation size per face is usually very large (1000s of dimensions). </text:p>
      <text:p text:style-name="P16">In contrast to these approaches, FaceNet directly trains its output to be a compact 128-D embedding using a tripletbased loss function based on LMNN [19]. Our triplets consist of two matching face thumbnails and a non-matching face thumbnail and the loss aims to separate the positive pair from the negative by a distance margin. The thumbnails are tight crops of the face area, no 2D or 3D alignment, other than scale and translation is performed. </text:p>
      <text:p text:style-name="P16"><text:soft-page-break/><text:tab/>. Model structure. Our network consists of a batch input layer and a deep CNN followed by L2 normalization, which results in the face embedding. This is followed by the triplet loss during training</text:p>
      <text:p text:style-name="P16">we use a large dataset of labelled faces to attain the appropriate invariances to pose, illumination, and other variational conditions.</text:p>
      <text:p text:style-name="P16">FaceNet uses a deep convolutional network</text:p>
      <text:p text:style-name="P16">Namely, we strive for an embedding f(x), from an image x into a feature space R d , such that the squared distance between all faces, independent of imaging conditions, of the same identity is small, whereas the squared distance between a pair of face images from different identities is large.</text:p>
      <text:p text:style-name="P16">The triplet loss, however, tries to enforce a margin between each pair of faces from one person to all other faces. This allows the faces for one identity to live on a manifold, while still enforcing the distance and thus discriminability to other identities. The embedding is represented by f(x) ∈ R d . It embeds an image x into a d-dimensional Euclidean space. Additionally, we constrain this embedding to live on the d-dimensional hypersphere, i.e. <text:span text:style-name="T5">||f</text:span>(x)<text:span text:style-name="T5">||_2</text:span> = 1. Here we want to ensure that an image x a i (anchor) of a specific person is closer to all other images x p i (positive) of the same person than it is to any image x n i (negative) of any other person.</text:p>
      <text:p text:style-name="P17">Equation page 3</text:p>
      <text:p text:style-name="P17">The Triplet Loss minimizes the distance between an anchor and a positive, both of which have the same identity, and maximizes the distance between the anchor and a negative of a different identity.</text:p>
      <text:p text:style-name="P17">where α is a margin that is enforced between positive and negative pairs. T is the set of all possible triplets in the training set and has cardinality N. The loss that is being minimized is then L = <text:span text:style-name="T6">page 3</text:span></text:p>
      <text:p text:style-name="P18"><text:span text:style-name="T5">In order to ensure fast convergence it is crucial to select triplets that violate the triplet constraint in Eq. (1) </text:span>we focus on the online generation and use large mini-batches</text:p>
      <text:p text:style-name="P20">In all our experiments we train the CNN using Stochastic Gradient Descent (SGD) with standard backprop [8, 11] and AdaGrad [5] <text:span text:style-name="T7">the </text:span>models use rectified linear units as the non-linear activation function. ImageNet model <text:span text:style-name="T9">with </text:span>1×1 convolutions <text:span text:style-name="T7">+ </text:span>GoogLeNet style Inception models</text:p>
      <text:p text:style-name="P19">Page 5 evaluation definitions</text:p>
      <text:p text:style-name="P21"><text:span text:style-name="T8">If not mentioned otherwise we use between 100M-200M training face thumbnails consisting of about 8M different identities. A face detector is run on each image and a tight bounding box around each face is generated. </text:span>We explored various embedding dimensionalities and selected 128 for all experiments</text:p>
      <text:p text:style-name="P21"/>
      <text:p text:style-name="P11">Personal Verification System Using ID Card and Face Photo</text:p>
      <text:p text:style-name="P14">There are a variety of approaches for face detection. The most popular methods are the Haar Classifier [3] and CNN [4] because Haar Classifier is easy to implement and CNN is quite accurate. Several widely used libraries that employ a Haar classifier include OpenCV and Dlib. On the other hand, Facenet and ArcFace apply MTCNN [5] which is a type of CNN.</text:p>
      <text:p text:style-name="P14">We chose ArcFace because it yielded 99.80% accuracy on LFW which was higher than the accuracy of Dlib (99.38%) and the accuracy of Facenet (99.68%).</text:p>
      <text:p text:style-name="P15"><text:soft-page-break/>Feature extraction [16] is used for the recognition process. The facial features of the facial techniques are Generic method, Feature template-based method, and Structured matching method.</text:p>
      <text:p text:style-name="P15"><text:s/>The generic method is based on the basic features of the face for face extraction, including edge, lines, and curves of the face. </text:p>
      <text:p text:style-name="P15">Feature template-based method is to apply the facial features template to the face feature in the image to detect important facial features such as eyes, nose, and mouth. </text:p>
      <text:p text:style-name="P15">Structured matching method is considered a set of geometric shapes on the face, such as the width and length of the nose, the position of the mouth, and the shape of the chin. </text:p>
      <text:p text:style-name="P15">Haar Classifier [17] is calculated by subtracting the value of the pixels white mask pixels from the value of the black mask. The characteristics of binary masks are in various forms. For example, face detection in the middle form is suitable for detecting the cheeks which are brighter than the eyes. Likewise, the mask in the right shape is suitable for detecting the nose, which is brighter than the eyes as shown in Fig. 2.</text:p>
      <text:p text:style-name="P15">MTCNN works in three stages and uses artificial neural networks for the network. The first part is a network of proposals that will serve potential positions and its bounding boxes in interest networks in R-CNN. The second detection and alignment use the image and the results of the first prediction. Reduce false positives and final box boundaries, refine forecasts and add face prediction.</text:p>
      <text:p text:style-name="P15">Dlib [20] is the software developed based on machine learning in C++. Dlib model is composed of a ResNet-34 network with 29 conv layers trained on a dataset of about 3 million, such as the face scrub, and VGG dataset faces make accuracy 99.38% on LFW.</text:p>
      <text:p text:style-name="P15">Facenet [10] is the state-of-the-art which Google researchers show face recognition on the LFW and YTF benchmarks. Facenet applies deep convolutional networks and yields the accuracy of 99.68% on LFW and 95.12% on YTF. OpenFace [11] is an implementation of the FaceNet for ease of use. It has 92.92% accuracy on LFW.<text:tab/></text:p>
      <text:p text:style-name="P15">ArcFace [12] refines the most extensive publicly available training data, MS-Celeb-1M, in both automatic and manual way. Taking VGG2 as the training data, conduct extensive contrast experiments regarding the convolutional network settings and report the verification accuracy on LFW (and 99.80%). Propose a new loss function, additive angular margin (ArcFace), to learn highly discriminative features for robust face recognition. Achieves state-of-the-art results on the MegaFace Challenge, which is the most significant public face benchmark with one million faces for recognition.</text:p>
      <text:p text:style-name="P24"><text:span text:style-name="T1">Although both ArcFace and Facenet apply MTCNN, ArcFace adjusts a face image by rotating an image to a straight face. As a result, the positions of eyebrows, eyes, nose, and mouth in different images are nearly the same which increases the effectiveness of face comparison as shown in Table VI. </text:span>ArcFace yields the highest accuracy because straightening face image minimizes errors. Although ArcFace provides the most accurate face comparison, its processing time is much higher than other methods because it rotates an image to the straight face after detected but the other no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ource Sans Pro" svg:font-family="'Source Sans Pro',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0T11:24:27.224049518</meta:creation-date>
    <meta:generator>LibreOffice/6.0.7.3$Linux_X86_64 LibreOffice_project/00m0$Build-3</meta:generator>
    <dc:date>2019-10-11T15:38:23.094087633</dc:date>
    <meta:editing-duration>PT8H10M56S</meta:editing-duration>
    <meta:editing-cycles>22</meta:editing-cycles>
    <meta:document-statistic meta:table-count="0" meta:image-count="0" meta:object-count="0" meta:page-count="9" meta:paragraph-count="92" meta:word-count="4033" meta:character-count="25538" meta:non-whitespace-character-count="21570"/>
  </office:meta>
</office:document-meta>
</file>